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26cm"/>
    </style:style>
    <style:style style:name="gr13" style:family="graphic" style:parent-style-name="standard">
      <style:graphic-properties draw:stroke="none" draw:fill="none" fo:min-height="1.025cm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</style:style>
    <style:style style:name="gr23" style:family="graphic" style:parent-style-name="standard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24" style:family="graphic" style:parent-style-name="standard">
      <style:graphic-properties draw:stroke="none" draw:fill="none" fo:min-height="0.4cm"/>
    </style:style>
    <style:style style:name="gr25" style:family="graphic" style:parent-style-name="standard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26" style:family="graphic" style:parent-style-name="standard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2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3.759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4.852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3.203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fo:min-height="0.65cm"/>
    </style:style>
    <style:style style:name="gr5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5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703cm" fo:padding-top="0.151cm" fo:padding-bottom="0.151cm" fo:padding-left="0.276cm" fo:padding-right="0.276cm"/>
    </style:style>
    <style:style style:name="gr6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676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5cm" fo:min-width="7.034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color="#000000" draw:fill="none" draw:fill-color="#ffffff" fo:min-height="2.134cm"/>
    </style:style>
    <style:style style:name="gr7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81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8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5cm" fo:min-width="3.868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9" style:family="graphic" style:parent-style-name="standard">
      <style:graphic-properties draw:stroke="none" draw:fill="none" fo:min-height="0.514cm"/>
    </style:style>
    <style:style style:name="gr9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9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7.292cm" fo:padding-top="0.151cm" fo:padding-bottom="0.151cm" fo:padding-left="0.276cm" fo:padding-right="0.276cm"/>
    </style:style>
    <style:style style:name="gr9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9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3.562cm" fo:padding-top="0.151cm" fo:padding-bottom="0.151cm" fo:padding-left="0.276cm" fo:padding-right="0.276cm"/>
    </style:style>
    <style:style style:name="gr9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9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9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5.522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0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548cm" fo:min-width="5.648cm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0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04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1.368cm" fo:min-width="5.468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3pt"/>
    </style:style>
    <style:style style:name="P7" style:family="paragraph">
      <loext:graphic-properties draw:fill="none"/>
      <style:paragraph-properties fo:text-align="center"/>
      <style:text-properties fo:font-size="13pt"/>
    </style:style>
    <style:style style:name="P8" style:family="paragraph">
      <loext:graphic-properties draw:fill="none"/>
    </style:style>
    <style:style style:name="P9" style:family="paragraph">
      <loext:graphic-properties draw:fill-color="#0066b3"/>
      <style:paragraph-properties fo:text-align="center"/>
    </style:style>
    <style:style style:name="P10" style:family="paragraph">
      <loext:graphic-properties draw:fill-color="#579835"/>
      <style:paragraph-properties fo:text-align="center"/>
    </style:style>
    <style:style style:name="P11" style:family="paragraph">
      <loext:graphic-properties draw:fill-color="#ef413d"/>
      <style:paragraph-properties fo:text-align="center"/>
    </style:style>
    <style:style style:name="P1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6" style:family="paragraph">
      <style:text-properties fo:font-size="13pt" style:font-size-asian="15pt" style:font-size-complex="15pt"/>
    </style:style>
    <style:style style:name="P17" style:family="paragraph">
      <loext:graphic-properties draw:fill="none" draw:fill-color="#ffffff"/>
      <style:text-properties fo:font-size="13pt" style:font-size-asian="15pt" style:font-size-complex="15pt"/>
    </style:style>
    <style:style style:name="P18" style:family="paragraph">
      <style:paragraph-properties fo:text-align="center"/>
      <style:text-properties fo:font-size="13pt" style:font-size-asian="15pt" style:font-size-complex="15pt"/>
    </style:style>
    <style:style style:name="P19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5pt" style:font-size-complex="15pt"/>
    </style:style>
    <style:style style:name="T3" style:family="text">
      <style:text-properties fo:font-size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.5cm" svg:x="5.262cm" svg:y="1.057cm">
          <draw:text-box>
            <text:p text:style-name="P1"><text:span text:style-name="T1">Initialisation</text:span></text:p>
          </draw:text-box>
        </draw:frame>
        <draw:custom-shape draw:style-name="gr2" draw:text-style-name="P4" xml:id="id3" draw:id="id3" draw:layer="layout" svg:width="4.6cm" svg:height="1cm" svg:x="2.372cm" svg:y="2.293cm">
          <text:p text:style-name="P3">Read in script </text:p>
          <text:p text:style-name="P3">Variables from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8.372cm" svg:y="2.319cm">
          <text:p text:style-name="P3">Read in script </text:p>
          <text:p text:style-name="P3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7.472cm" svg:y="4.893cm">
          <text:p text:style-name="P3">Choose FF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7.589cm" svg:y="22.518cm">
          <text:p text:style-name="P3">Bonded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0.672cm" svg:y1="3.319cm" svg:x2="9.296cm" svg:y2="4.893cm" draw:start-shape="id1" draw:start-glue-point="2" draw:end-shape="id2" draw:end-glue-point="0" svg:d="M10672 3319v564h-1376v1010" svg:viewBox="0 0 1377 1575">
          <text:p/>
        </draw:connector>
        <draw:connector draw:style-name="gr6" draw:text-style-name="P5" draw:layer="layout" draw:line-skew="-0.209cm" svg:x1="4.672cm" svg:y1="3.293cm" svg:x2="9.296cm" svg:y2="4.893cm" draw:start-shape="id3" draw:start-glue-point="2" draw:end-shape="id2" draw:end-glue-point="0" svg:d="M4672 3293v592h4624v1008" svg:viewBox="0 0 4625 1601">
          <text:p/>
        </draw:connector>
        <draw:custom-shape draw:style-name="gr7" draw:text-style-name="P4" xml:id="id4" draw:id="id4" draw:layer="layout" svg:width="4.6cm" svg:height="1cm" svg:x="2.4cm" svg:y="22.517cm">
          <text:p text:style-name="P3">Parse 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05cm" svg:y="25.218cm">
          <text:p text:style-name="P3">GROMACS</text:p>
          <text:p text:style-name="P3">ver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672cm" svg:y1="3.293cm" svg:x2="4.7cm" svg:y2="22.517cm" draw:start-shape="id3" draw:start-glue-point="2" draw:end-shape="id4" draw:end-glue-point="0" svg:d="M4672 3293l28 19224" svg:viewBox="0 0 29 19225">
          <text:p/>
        </draw:connector>
        <draw:custom-shape draw:style-name="gr9" draw:text-style-name="P4" xml:id="id6" draw:id="id6" draw:layer="layout" svg:width="2.659cm" svg:height="1cm" svg:x="6.001cm" svg:y="25.217cm">
          <text:p text:style-name="P3">cpu 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3.941cm" svg:y2="25.218cm" draw:start-shape="id4" draw:start-glue-point="2" draw:end-shape="id5" draw:end-glue-point="0" svg:d="M4700 23517v851h-759v850" svg:viewBox="0 0 760 1702">
          <text:p/>
        </draw:connector>
        <draw:connector draw:style-name="gr6" draw:text-style-name="P5" draw:layer="layout" svg:x1="4.7cm" svg:y1="23.517cm" svg:x2="7.33cm" svg:y2="25.217cm" draw:start-shape="id4" draw:start-glue-point="2" draw:end-shape="id6" draw:end-glue-point="0" svg:d="M4700 23517v851h2630v849" svg:viewBox="0 0 2631 1701">
          <text:p/>
        </draw:connector>
        <draw:custom-shape draw:style-name="gr10" draw:text-style-name="P4" xml:id="id7" draw:id="id7" draw:layer="layout" svg:width="3.672cm" svg:height="1cm" svg:x="8.879cm" svg:y="25.22cm">
          <text:p text:style-name="P3">general</text:p>
          <text:p text:style-name="P3">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0.715cm" svg:y2="25.22cm" draw:start-shape="id4" draw:start-glue-point="2" draw:end-shape="id7" svg:d="M4700 23517v852h6015v851" svg:viewBox="0 0 6016 1704">
          <text:p/>
        </draw:connector>
        <draw:custom-shape draw:style-name="gr11" draw:text-style-name="P7" xml:id="id8" draw:id="id8" draw:layer="layout" svg:width="3.142cm" svg:height="2.234cm" svg:x="7.747cm" svg:y="6.772cm">
          <text:p text:style-name="P6">FF in </text:p>
          <text:p text:style-name="P6">datab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89cm" svg:y1="7.889cm" svg:x2="11.12cm" svg:y2="5.393cm" draw:start-shape="id8" draw:start-glue-point="7" draw:end-shape="id2" draw:end-glue-point="1" svg:d="M10889 7889h1697v-2496h-1466" svg:viewBox="0 0 1698 2497">
          <text:p/>
        </draw:connector>
        <draw:frame draw:style-name="gr12" draw:text-style-name="P8" draw:layer="layout" svg:width="1.086cm" svg:height="0.976cm" svg:x="11.235cm" svg:y="7.193cm">
          <draw:text-box>
            <text:p><text:span text:style-name="T2">No</text:span></text:p>
          </draw:text-box>
        </draw:frame>
        <draw:frame draw:style-name="gr13" draw:text-style-name="P8" draw:layer="layout" svg:width="1.261cm" svg:height="1.275cm" svg:x="9.333cm" svg:y="9.04cm">
          <draw:text-box>
            <text:p><text:span text:style-name="T2">Yes</text:span></text:p>
          </draw:text-box>
        </draw:frame>
        <draw:connector draw:style-name="gr6" draw:text-style-name="P5" draw:layer="layout" draw:type="line" svg:x1="9.296cm" svg:y1="5.893cm" svg:x2="9.318cm" svg:y2="6.772cm" draw:start-shape="id2" draw:start-glue-point="2" draw:end-shape="id8" draw:end-glue-point="4" svg:d="M9296 5893l22 879" svg:viewBox="0 0 23 880">
          <text:p/>
        </draw:connector>
        <draw:custom-shape draw:style-name="gr14" draw:text-style-name="P4" xml:id="id10" draw:id="id10" draw:layer="layout" svg:width="3.648cm" svg:height="1cm" svg:x="7.488cm" svg:y="9.897cm">
          <text:p text:style-name="P3">Choose FG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9" draw:id="id9" draw:layer="layout" svg:width="3.142cm" svg:height="2.234cm" svg:x="7.763cm" svg:y="11.776cm">
          <text:p text:style-name="P6">FG in </text:p>
          <text:p text:style-name="P6">datab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905cm" svg:y1="12.893cm" svg:x2="11.136cm" svg:y2="10.397cm" draw:start-shape="id9" draw:start-glue-point="7" draw:end-shape="id10" draw:end-glue-point="1" svg:d="M10905 12893h1697v-2496h-1466" svg:viewBox="0 0 1698 2497">
          <text:p/>
        </draw:connector>
        <draw:frame draw:style-name="gr12" draw:text-style-name="P8" draw:layer="layout" svg:width="1.086cm" svg:height="0.976cm" svg:x="11.251cm" svg:y="12.197cm">
          <draw:text-box>
            <text:p><text:span text:style-name="T2">No</text:span></text:p>
          </draw:text-box>
        </draw:frame>
        <draw:connector draw:style-name="gr6" draw:text-style-name="P5" draw:layer="layout" draw:type="line" svg:x1="9.312cm" svg:y1="10.897cm" svg:x2="9.334cm" svg:y2="11.776cm" draw:start-shape="id10" draw:start-glue-point="2" draw:end-shape="id9" draw:end-glue-point="4" svg:d="M9312 10897l22 879" svg:viewBox="0 0 23 880">
          <text:p/>
        </draw:connector>
        <draw:connector draw:style-name="gr6" draw:text-style-name="P5" draw:layer="layout" draw:type="line" svg:x1="9.318cm" svg:y1="9.006cm" svg:x2="9.312cm" svg:y2="9.897cm" draw:start-shape="id8" draw:start-glue-point="6" draw:end-shape="id10" draw:end-glue-point="0" svg:d="M9318 9006l-6 891" svg:viewBox="0 0 7 892">
          <text:p/>
        </draw:connector>
        <draw:custom-shape draw:style-name="gr15" draw:text-style-name="P4" xml:id="id13" draw:id="id13" draw:layer="layout" svg:width="4.6cm" svg:height="1cm" svg:x="7.03cm" svg:y="19.923cm">
          <text:p text:style-name="P3">Parse FF 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7.505cm" svg:y="14.911cm">
          <text:p text:style-name="P3">Choose SOL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1" draw:id="id11" draw:layer="layout" svg:width="3.142cm" svg:height="2.234cm" svg:x="7.75cm" svg:y="16.79cm">
          <text:p text:style-name="P6">SOL in </text:p>
          <text:p text:style-name="P6">datab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92cm" svg:y1="17.907cm" svg:x2="11.153cm" svg:y2="15.411cm" draw:start-shape="id11" draw:start-glue-point="7" draw:end-shape="id12" draw:end-glue-point="1" svg:d="M10892 17907h1727v-2496h-1466" svg:viewBox="0 0 1728 2497">
          <text:p/>
        </draw:connector>
        <draw:frame draw:style-name="gr12" draw:text-style-name="P8" draw:layer="layout" svg:width="1.086cm" svg:height="0.976cm" svg:x="11.238cm" svg:y="17.211cm">
          <draw:text-box>
            <text:p><text:span text:style-name="T2">No</text:span></text:p>
          </draw:text-box>
        </draw:frame>
        <draw:connector draw:style-name="gr6" draw:text-style-name="P5" draw:layer="layout" draw:type="line" svg:x1="9.329cm" svg:y1="15.911cm" svg:x2="9.321cm" svg:y2="16.79cm" draw:start-shape="id12" draw:start-glue-point="2" draw:end-shape="id11" draw:end-glue-point="4" svg:d="M9329 15911l-8 879" svg:viewBox="0 0 9 880">
          <text:p/>
        </draw:connector>
        <draw:connector draw:style-name="gr6" draw:text-style-name="P5" draw:layer="layout" draw:type="line" svg:x1="9.334cm" svg:y1="14.01cm" svg:x2="9.329cm" svg:y2="14.911cm" draw:start-shape="id9" draw:start-glue-point="6" draw:end-shape="id12" draw:end-glue-point="0" svg:d="M9334 14010l-5 901" svg:viewBox="0 0 6 902">
          <text:p/>
        </draw:connector>
        <draw:frame draw:style-name="gr17" draw:text-style-name="P8" draw:layer="layout" svg:width="1.261cm" svg:height="1.275cm" svg:x="9.39cm" svg:y="14.023cm">
          <draw:text-box>
            <text:p><text:span text:style-name="T2">Yes</text:span></text:p>
          </draw:text-box>
        </draw:frame>
        <draw:frame draw:style-name="gr13" draw:text-style-name="P8" draw:layer="layout" svg:width="1.261cm" svg:height="1.275cm" svg:x="9.342cm" svg:y="19.014cm">
          <draw:text-box>
            <text:p><text:span text:style-name="T2">Yes</text:span></text:p>
          </draw:text-box>
        </draw:frame>
        <draw:connector draw:style-name="gr6" draw:text-style-name="P5" draw:layer="layout" draw:type="line" svg:x1="9.321cm" svg:y1="19.024cm" svg:x2="9.33cm" svg:y2="19.923cm" draw:start-shape="id11" draw:start-glue-point="6" draw:end-shape="id13" draw:end-glue-point="0" svg:d="M9321 19024l9 899" svg:viewBox="0 0 10 900">
          <text:p/>
        </draw:connector>
        <draw:connector draw:style-name="gr6" draw:text-style-name="P5" draw:layer="layout" svg:x1="9.33cm" svg:y1="20.923cm" svg:x2="8.589cm" svg:y2="22.518cm" draw:start-shape="id13" draw:start-glue-point="2" draw:end-shape="id14" draw:end-glue-point="0" svg:d="M9330 20923v798h-741v797" svg:viewBox="0 0 742 1596">
          <text:p/>
        </draw:connector>
        <draw:custom-shape draw:style-name="gr18" draw:text-style-name="P4" xml:id="id15" draw:id="id15" draw:layer="layout" svg:width="2.2cm" svg:height="1cm" svg:x="9.758cm" svg:y="22.518cm">
          <text:p text:style-name="P3">backbon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124cm" svg:y="22.519cm">
          <text:p text:style-name="P3">Heavy atom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109cm" svg:y="22.52cm">
          <text:p text:style-name="P3">Hydrogen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0.858cm" svg:y2="22.518cm" draw:start-shape="id13" draw:start-glue-point="2" draw:end-shape="id15" draw:end-glue-point="0" svg:d="M9330 20923v798h1528v797" svg:viewBox="0 0 1529 1596">
          <text:p/>
        </draw:connector>
        <draw:connector draw:style-name="gr6" draw:text-style-name="P5" draw:layer="layout" svg:x1="9.33cm" svg:y1="20.923cm" svg:x2="13.524cm" svg:y2="22.519cm" draw:start-shape="id13" draw:start-glue-point="2" draw:end-shape="id16" draw:end-glue-point="0" svg:d="M9330 20923v799h4194v797" svg:viewBox="0 0 4195 1597">
          <text:p/>
        </draw:connector>
        <draw:connector draw:style-name="gr6" draw:text-style-name="P5" draw:layer="layout" svg:x1="9.33cm" svg:y1="20.923cm" svg:x2="16.336cm" svg:y2="22.52cm" draw:start-shape="id13" draw:start-glue-point="2" draw:end-shape="id17" draw:end-glue-point="0" svg:d="M9330 20923v799h7006v798" svg:viewBox="0 0 7007 1598">
          <text:p/>
        </draw:connector>
        <draw:custom-shape draw:style-name="gr21" draw:text-style-name="P4" xml:id="id18" draw:id="id18" draw:layer="layout" svg:width="3.672cm" svg:height="1cm" svg:x="12.743cm" svg:y="25.22cm">
          <text:p text:style-name="P3">Sort residue/bead</text:p>
          <text:p text:style-name="P3">swap diction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4.579cm" svg:y2="25.22cm" draw:start-shape="id4" draw:start-glue-point="2" draw:end-shape="id18" svg:d="M4700 23517v852h9879v851" svg:viewBox="0 0 9880 1704">
          <text:p/>
        </draw:connector>
        <draw:custom-shape draw:style-name="gr22" draw:text-style-name="P4" xml:id="id19" draw:id="id19" draw:layer="layout" svg:width="1.078cm" svg:height="1cm" svg:x="17.729cm" svg:y="22.521cm">
          <text:p text:style-name="P3">Ion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8.268cm" svg:y2="22.521cm" draw:start-shape="id13" draw:start-glue-point="2" draw:end-shape="id19" draw:end-glue-point="0" svg:d="M9330 20923v800h8938v798" svg:viewBox="0 0 8939 1599">
          <text:p/>
        </draw:connector>
        <draw:custom-shape draw:style-name="gr23" draw:text-style-name="P9" draw:layer="layout" svg:width="0.773cm" svg:height="0.565cm" svg:x="15.741cm" svg:y="3.9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6.537cm" svg:y="2.375cm">
          <draw:text-box>
            <text:p><text:span text:style-name="T2">Input</text:span></text:p>
          </draw:text-box>
        </draw:frame>
        <draw:custom-shape draw:style-name="gr25" draw:text-style-name="P10" draw:layer="layout" svg:width="0.773cm" svg:height="0.565cm" svg:x="15.731cm" svg:y="2.461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6.554cm" svg:y="3.846cm">
          <draw:text-box>
            <text:p><text:span text:style-name="T2">Output</text:span></text:p>
          </draw:text-box>
        </draw:frame>
        <draw:custom-shape draw:style-name="gr26" draw:text-style-name="P11" draw:layer="layout" svg:width="0.773cm" svg:height="0.565cm" svg:x="15.741cm" svg:y="3.201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6.55cm" svg:y="3.103cm">
          <draw:text-box>
            <text:p><text:span text:style-name="T2">Process</text:span></text:p>
          </draw:text-box>
        </draw:frame>
        <draw:custom-shape draw:style-name="gr27" draw:text-style-name="P4" xml:id="id20" draw:id="id20" draw:layer="layout" svg:width="4.491cm" svg:height="1.85cm" svg:x="15.349cm" svg:y="26.727cm">
          <text:p text:style-name="P3">Write script inputs to</text:p>
          <text:p text:style-name="P3">a file in INPUTS </text:p>
          <text:p text:style-name="P3"><text:span text:style-name="T3">file: script_inputs.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4.757cm" svg:x1="7.03cm" svg:y1="20.423cm" svg:x2="15.349cm" svg:y2="27.652cm" draw:start-shape="id13" draw:start-glue-point="3" draw:end-shape="id20" draw:end-glue-point="3" svg:d="M7030 20423h-5284v7229h13603" svg:viewBox="0 0 13604 7230">
          <text:p/>
        </draw:connector>
        <draw:connector draw:style-name="gr6" draw:text-style-name="P5" draw:layer="layout" svg:x1="3.941cm" svg:y1="26.218cm" svg:x2="15.349cm" svg:y2="27.652cm" draw:start-shape="id5" draw:start-glue-point="2" draw:end-shape="id20" svg:d="M3941 26218v1434h11408" svg:viewBox="0 0 11409 1435">
          <text:p/>
        </draw:connector>
        <draw:connector draw:style-name="gr6" draw:text-style-name="P5" draw:layer="layout" svg:x1="7.33cm" svg:y1="26.217cm" svg:x2="15.349cm" svg:y2="27.652cm" draw:start-shape="id6" draw:start-glue-point="2" draw:end-shape="id20" draw:end-glue-point="3" svg:d="M7330 26217v1435h8019" svg:viewBox="0 0 8020 1436">
          <text:p/>
        </draw:connector>
        <draw:connector draw:style-name="gr6" draw:text-style-name="P5" draw:layer="layout" svg:x1="10.715cm" svg:y1="26.22cm" svg:x2="15.349cm" svg:y2="27.652cm" draw:start-shape="id7" draw:start-glue-point="2" draw:end-shape="id20" draw:end-glue-point="3" svg:d="M10715 26220v1432h4634" svg:viewBox="0 0 4635 1433">
          <text:p/>
        </draw:connector>
        <draw:connector draw:style-name="gr6" draw:text-style-name="P5" draw:layer="layout" svg:x1="14.579cm" svg:y1="26.22cm" svg:x2="15.349cm" svg:y2="27.652cm" draw:start-shape="id18" draw:start-glue-point="2" draw:end-shape="id20" draw:end-glue-point="3" svg:d="M14579 26220v1432h770" svg:viewBox="0 0 771 1433">
          <text:p/>
        </draw:connector>
      </draw:page>
      <draw:page draw:name="page2" draw:style-name="dp1" draw:master-page-name="Default">
        <draw:frame draw:style-name="gr1" draw:text-style-name="P2" draw:layer="layout" svg:width="9.1cm" svg:height="1.673cm" svg:x="5.974cm" svg:y="1.099cm">
          <draw:text-box>
            <text:p text:style-name="P1"><text:span text:style-name="T1">System </text:span><text:span text:style-name="T1">setup</text:span></text:p>
            <text:p text:style-name="P1"><text:span text:style-name="T1">(INPUTS </text:span><text:span text:style-name="T1">folder)</text:span></text:p>
          </draw:text-box>
        </draw:frame>
        <draw:custom-shape draw:style-name="gr28" draw:text-style-name="P4" xml:id="id21" draw:id="id21" draw:layer="layout" svg:width="4.6cm" svg:height="1cm" svg:x="4.982cm" svg:y="6.055cm">
          <draw:glue-point draw:id="4" svg:x="3.852cm" svg:y="5.04cm"/>
          <draw:glue-point draw:id="5" svg:x="-3.871cm" svg:y="4.99cm"/>
          <text:p text:style-name="P3">Copy input files into </text:p>
          <text:p text:style-name="P3">INPUT folder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22" draw:id="id22" draw:layer="layout" svg:width="2.9cm" svg:height="1cm" svg:x="3.4cm" svg:y="7.955cm">
          <draw:glue-point draw:id="4" svg:x="2.126cm" svg:y="-0.5cm" draw:align="left"/>
          <text:p text:style-name="P3">Center user </text:p>
          <text:p text:style-name="P3">prote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32" draw:id="id32" draw:layer="layout" svg:width="3.03cm" svg:height="1cm" svg:x="7.553cm" svg:y="10.388cm">
          <draw:glue-point draw:id="4" svg:x="-2.368cm" svg:y="-5.01cm"/>
          <text:p text:style-name="P3"><text:span text:style-name="T3">Convert CG </text:span></text:p>
          <text:p text:style-name="P3"><text:span text:style-name="T4">system</text:span><text:span text:style-name="T3"> to pd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23" draw:id="id23" draw:layer="layout" svg:width="3cm" svg:height="1cm" svg:x="3.361cm" svg:y="9.837cm">
          <text:p text:style-name="P3">Convert user </text:p>
          <text:p text:style-name="P3">protein to pdb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25" draw:id="id25" draw:layer="layout" svg:width="2.9cm" svg:height="1cm" svg:x="7.62cm" svg:y="14.142cm">
          <text:p text:style-name="P3"><text:span text:style-name="T3">Ce</text:span><text:span text:style-name="T3">nt</text:span><text:span text:style-name="T3">er </text:span><text:span text:style-name="T3">C</text:span><text:span text:style-name="T3">G </text:span></text:p>
          <text:p text:style-name="P3"><text:span text:style-name="T3">sy</text:span><text:span text:style-name="T3">st</text:span><text:span text:style-name="T3">e</text:span><text:span text:style-name="T3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26" draw:id="id26" draw:layer="layout" svg:width="2.9cm" svg:height="1cm" svg:x="7.612cm" svg:y="18.965cm">
          <text:p text:style-name="P3"><text:span text:style-name="T3">Read in </text:span><text:span text:style-name="T3">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7" draw:id="id27" draw:layer="layout" svg:width="4cm" svg:height="1cm" svg:x="7.086cm" svg:y="20.861cm">
          <text:p text:style-name="P3"><text:span text:style-name="T4">Parse CG </text:span><text:span text:style-name="T4">system</text:span></text:p>
          <text:p text:style-name="P3"><text:span text:style-name="T4">into residue </text:span><text:span text:style-name="T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28" draw:id="id28" draw:layer="layout" svg:width="4.6cm" svg:height="1cm" svg:x="6.786cm" svg:y="22.757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30" draw:id="id30" draw:layer="layout" svg:width="5.584cm" svg:height="1.85cm" svg:x="6.286cm" svg:y="26.549cm">
          <text:p text:style-name="P3"><text:span text:style-name="T4">Check corresponding </text:span></text:p>
          <text:p text:style-name="P3"><text:span text:style-name="T4">CG fragments</text:span></text:p>
          <text:p text:style-name="P3"><text:span text:style-name="T4">file: conversion_input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xml:id="id29" draw:id="id29" draw:layer="layout" svg:width="4.6cm" svg:height="1cm" svg:x="6.786cm" svg:y="24.653cm">
          <text:p text:style-name="P3"><text:span text:style-name="T4">Fix </text:span><text:span text:style-name="T4">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502cm" svg:y1="7.054cm" svg:x2="5.526cm" svg:y2="7.955cm" draw:start-shape="id21" draw:start-glue-point="5" draw:end-shape="id22" draw:end-glue-point="4" svg:d="M5502 7054l24 901" svg:viewBox="0 0 25 902">
          <text:p/>
        </draw:connector>
        <draw:connector draw:style-name="gr6" draw:text-style-name="P5" draw:layer="layout" draw:type="line" svg:x1="4.85cm" svg:y1="8.955cm" svg:x2="4.861cm" svg:y2="9.837cm" draw:start-shape="id22" draw:start-glue-point="2" draw:end-shape="id23" draw:end-glue-point="0" svg:d="M4850 8955l11 882" svg:viewBox="0 0 12 883">
          <text:p/>
        </draw:connector>
        <draw:connector draw:style-name="gr6" draw:text-style-name="P5" draw:layer="layout" draw:type="line" svg:x1="9.063cm" svg:y1="13.263cm" svg:x2="9.07cm" svg:y2="14.142cm" draw:start-shape="id24" draw:start-glue-point="2" draw:end-shape="id25" draw:end-glue-point="0" svg:d="M9063 13263l7 879" svg:viewBox="0 0 8 880">
          <text:p/>
        </draw:connector>
        <draw:connector draw:style-name="gr6" draw:text-style-name="P5" draw:layer="layout" draw:type="line" svg:x1="9.07cm" svg:y1="15.142cm" svg:x2="9.062cm" svg:y2="18.965cm" draw:start-shape="id25" draw:start-glue-point="2" draw:end-shape="id26" draw:end-glue-point="0" svg:d="M9070 15142l-8 3823" svg:viewBox="0 0 9 3824">
          <text:p/>
        </draw:connector>
        <draw:connector draw:style-name="gr6" draw:text-style-name="P5" draw:layer="layout" draw:type="line" svg:x1="9.062cm" svg:y1="19.965cm" svg:x2="9.086cm" svg:y2="20.861cm" draw:start-shape="id26" draw:start-glue-point="2" draw:end-shape="id27" draw:end-glue-point="0" svg:d="M9062 19965l24 896" svg:viewBox="0 0 25 897">
          <text:p/>
        </draw:connector>
        <draw:connector draw:style-name="gr6" draw:text-style-name="P5" draw:layer="layout" draw:type="line" svg:x1="9.086cm" svg:y1="21.861cm" svg:x2="9.086cm" svg:y2="22.757cm" draw:start-shape="id27" draw:start-glue-point="2" draw:end-shape="id28" draw:end-glue-point="0" svg:d="M9086 21861v896" svg:viewBox="0 0 1 897">
          <text:p/>
        </draw:connector>
        <draw:connector draw:style-name="gr6" draw:text-style-name="P5" draw:layer="layout" draw:type="line" svg:x1="9.086cm" svg:y1="23.757cm" svg:x2="9.086cm" svg:y2="24.653cm" draw:start-shape="id28" draw:start-glue-point="2" draw:end-shape="id29" draw:end-glue-point="0" svg:d="M9086 23757v896" svg:viewBox="0 0 1 897">
          <text:p/>
        </draw:connector>
        <draw:connector draw:style-name="gr6" draw:text-style-name="P5" draw:layer="layout" draw:type="line" svg:x1="9.086cm" svg:y1="25.653cm" svg:x2="9.078cm" svg:y2="26.549cm" draw:start-shape="id29" draw:start-glue-point="2" draw:end-shape="id30" draw:end-glue-point="0" svg:d="M9086 25653l-8 896" svg:viewBox="0 0 9 897">
          <text:p/>
        </draw:connector>
        <draw:custom-shape draw:style-name="gr38" draw:text-style-name="P4" xml:id="id43" draw:id="id43" draw:layer="layout" svg:width="4.6cm" svg:height="1cm" svg:x="9.46cm" svg:y="3.273cm">
          <draw:glue-point draw:id="4" svg:x="2.836cm" svg:y="5.09cm"/>
          <draw:glue-point draw:id="5" svg:x="-2.81cm" svg:y="5.04cm"/>
          <text:p text:style-name="P3">Create file system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7" xml:id="id31" draw:id="id31" draw:layer="layout" svg:width="2.448cm" svg:height="1.565cm" svg:x="7.835cm" svg:y="7.94cm">
          <text:p text:style-name="P6">Tpr 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9.053cm" svg:y1="7.055cm" svg:x2="9.059cm" svg:y2="7.94cm" draw:start-shape="id21" draw:start-glue-point="4" draw:end-shape="id31" draw:end-glue-point="4" svg:d="M9053 7055l6 885" svg:viewBox="0 0 7 886">
          <text:p/>
        </draw:connector>
        <draw:connector draw:style-name="gr6" draw:text-style-name="P5" draw:layer="layout" draw:type="line" svg:x1="9.059cm" svg:y1="9.505cm" svg:x2="9.068cm" svg:y2="10.388cm" draw:start-shape="id31" draw:start-glue-point="6" draw:end-shape="id32" draw:end-glue-point="0" svg:d="M9059 9505l9 883" svg:viewBox="0 0 10 884">
          <text:p/>
        </draw:connector>
        <draw:frame draw:style-name="gr12" draw:text-style-name="P8" draw:layer="layout" svg:width="1.086cm" svg:height="0.976cm" svg:x="9.22cm" svg:y="9.497cm">
          <draw:text-box>
            <text:p><text:span text:style-name="T2">No</text:span></text:p>
          </draw:text-box>
        </draw:frame>
        <draw:custom-shape draw:style-name="gr40" draw:text-style-name="P4" xml:id="id33" draw:id="id33" draw:layer="layout" svg:width="3.017cm" svg:height="1cm" svg:x="12.274cm" svg:y="8.241cm">
          <draw:glue-point draw:id="4" svg:x="2.836cm" svg:y="5.09cm"/>
          <draw:glue-point draw:id="5" svg:x="-2.81cm" svg:y="5.04cm"/>
          <text:p text:style-name="P3">Create index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0.283cm" svg:y1="8.723cm" svg:x2="12.274cm" svg:y2="8.741cm" draw:start-shape="id31" draw:start-glue-point="7" draw:end-shape="id33" draw:end-glue-point="3" svg:d="M10283 8723l1991 18" svg:viewBox="0 0 1992 19">
          <text:p/>
        </draw:connector>
        <draw:custom-shape draw:style-name="gr41" draw:text-style-name="P4" xml:id="id34" draw:id="id34" draw:layer="layout" svg:width="3.203cm" svg:height="1cm" svg:x="12.194cm" svg:y="10.119cm">
          <draw:glue-point draw:id="4" svg:x="2.836cm" svg:y="5.09cm"/>
          <draw:glue-point draw:id="5" svg:x="-2.81cm" svg:y="5.04cm"/>
          <text:p text:style-name="P3">Convert to pdb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82cm" svg:y1="9.241cm" svg:x2="13.795cm" svg:y2="10.119cm" draw:start-shape="id33" draw:start-glue-point="2" draw:end-shape="id34" draw:end-glue-point="0" svg:d="M13782 9241l13 878" svg:viewBox="0 0 14 879">
          <text:p/>
        </draw:connector>
        <draw:custom-shape draw:style-name="gr42" draw:text-style-name="P4" xml:id="id36" draw:id="id36" draw:layer="layout" svg:width="3.017cm" svg:height="1cm" svg:x="16.356cm" svg:y="12.66cm">
          <draw:glue-point draw:id="4" svg:x="2.836cm" svg:y="5.09cm"/>
          <draw:glue-point draw:id="5" svg:x="-2.81cm" svg:y="5.04cm"/>
          <text:p text:style-name="P3">Remove PBC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xml:id="id37" draw:id="id37" draw:layer="layout" svg:width="5.158cm" svg:height="1cm" svg:x="11.227cm" svg:y="15.204cm">
          <draw:glue-point draw:id="4" svg:x="2.836cm" svg:y="5.09cm"/>
          <draw:glue-point draw:id="5" svg:x="-2.81cm" svg:y="5.04cm"/>
          <text:p text:style-name="P3">Center on </text:p>
          <text:p text:style-name="P3">Protein and remove PBC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xml:id="id35" draw:id="id35" draw:layer="layout" svg:width="3.312cm" svg:height="2.319cm" svg:x="12.143cm" svg:y="12cm">
          <text:p text:style-name="P6">Protein in </text:p>
          <text:p text:style-name="P6">index 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086cm" svg:height="0.976cm" svg:x="15.222cm" svg:y="12.361cm">
          <draw:text-box>
            <text:p><text:span text:style-name="T2">No</text:span></text:p>
          </draw:text-box>
        </draw:frame>
        <draw:connector draw:style-name="gr6" draw:text-style-name="P5" draw:layer="layout" draw:type="line" svg:x1="13.795cm" svg:y1="11.119cm" svg:x2="13.799cm" svg:y2="12cm" draw:start-shape="id34" draw:start-glue-point="2" draw:end-shape="id35" draw:end-glue-point="4" svg:d="M13795 11119l4 881" svg:viewBox="0 0 5 882">
          <text:p/>
        </draw:connector>
        <draw:connector draw:style-name="gr6" draw:text-style-name="P5" draw:layer="layout" draw:type="line" svg:x1="15.455cm" svg:y1="13.16cm" svg:x2="16.356cm" svg:y2="13.16cm" draw:start-shape="id35" draw:start-glue-point="7" draw:end-shape="id36" draw:end-glue-point="3" svg:d="M15455 13160h901" svg:viewBox="0 0 902 1">
          <text:p/>
        </draw:connector>
        <draw:connector draw:style-name="gr6" draw:text-style-name="P5" draw:layer="layout" draw:type="line" svg:x1="13.799cm" svg:y1="14.319cm" svg:x2="13.806cm" svg:y2="15.204cm" draw:start-shape="id35" draw:start-glue-point="6" draw:end-shape="id37" draw:end-glue-point="0" svg:d="M13799 14319l7 885" svg:viewBox="0 0 8 886">
          <text:p/>
        </draw:connector>
        <draw:custom-shape draw:style-name="gr45" draw:text-style-name="P4" xml:id="id38" draw:id="id38" draw:layer="layout" svg:width="2.823cm" svg:height="1cm" svg:x="12.398cm" svg:y="17.086cm">
          <draw:glue-point draw:id="4" svg:x="2.836cm" svg:y="5.09cm"/>
          <draw:glue-point draw:id="5" svg:x="-2.81cm" svg:y="5.04cm"/>
          <text:p text:style-name="P3">Put atoms </text:p>
          <text:p text:style-name="P3">back in box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1.266cm" svg:height="1.275cm" svg:x="13.982cm" svg:y="14.289cm">
          <draw:text-box>
            <text:p><text:span text:style-name="T2">Yes</text:span></text:p>
          </draw:text-box>
        </draw:frame>
        <draw:connector draw:style-name="gr6" draw:text-style-name="P5" draw:layer="layout" svg:x1="17.864cm" svg:y1="13.66cm" svg:x2="15.221cm" svg:y2="17.586cm" draw:start-shape="id36" draw:start-glue-point="2" draw:end-shape="id38" draw:end-glue-point="1" svg:d="M17864 13660v3926h-2643" svg:viewBox="0 0 2644 3927">
          <text:p/>
        </draw:connector>
        <draw:connector draw:style-name="gr6" draw:text-style-name="P5" draw:layer="layout" draw:type="line" svg:x1="13.806cm" svg:y1="16.204cm" svg:x2="13.809cm" svg:y2="17.086cm" draw:start-shape="id37" draw:start-glue-point="2" draw:end-shape="id38" draw:end-glue-point="0" svg:d="M13806 16204l3 882" svg:viewBox="0 0 4 883">
          <text:p/>
        </draw:connector>
        <draw:custom-shape draw:style-name="gr46" draw:text-style-name="P4" xml:id="id39" draw:id="id39" draw:layer="layout" svg:width="2.617cm" svg:height="1cm" svg:x="12.528cm" svg:y="18.965cm">
          <draw:glue-point draw:id="4" svg:x="2.836cm" svg:y="5.09cm"/>
          <draw:glue-point draw:id="5" svg:x="-2.81cm" svg:y="5.04cm"/>
          <text:p text:style-name="P3">Reset resid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809cm" svg:y1="18.086cm" svg:x2="13.836cm" svg:y2="18.965cm" draw:start-shape="id38" draw:start-glue-point="2" draw:end-shape="id39" draw:end-glue-point="0" svg:d="M13809 18086l27 879" svg:viewBox="0 0 28 880">
          <text:p/>
        </draw:connector>
        <draw:connector draw:style-name="gr6" draw:text-style-name="P5" draw:layer="layout" draw:type="line" svg:x1="12.528cm" svg:y1="19.465cm" svg:x2="10.512cm" svg:y2="19.465cm" draw:start-shape="id39" draw:start-glue-point="3" draw:end-shape="id26" draw:end-glue-point="1" svg:d="M12528 19465h-2016" svg:viewBox="0 0 2017 1">
          <text:p/>
        </draw:connector>
        <draw:custom-shape draw:style-name="gr47" draw:text-style-name="P4" xml:id="id24" draw:id="id24" draw:layer="layout" svg:width="2.617cm" svg:height="1cm" svg:x="7.755cm" svg:y="12.263cm">
          <draw:glue-point draw:id="4" svg:x="2.836cm" svg:y="5.09cm"/>
          <draw:glue-point draw:id="5" svg:x="-2.81cm" svg:y="5.04cm"/>
          <text:p text:style-name="P3">Reset resid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068cm" svg:y1="11.388cm" svg:x2="9.063cm" svg:y2="12.263cm" draw:start-shape="id32" draw:start-glue-point="2" draw:end-shape="id24" draw:end-glue-point="0" svg:d="M9068 11388l-5 875" svg:viewBox="0 0 6 876">
          <text:p/>
        </draw:connector>
        <draw:custom-shape draw:style-name="gr48" draw:text-style-name="P4" xml:id="id40" draw:id="id40" draw:layer="layout" svg:width="3.847cm" svg:height="1cm" svg:x="2.926cm" svg:y="11.713cm">
          <draw:glue-point draw:id="4" svg:x="2.836cm" svg:y="5.09cm"/>
          <draw:glue-point draw:id="5" svg:x="-2.81cm" svg:y="5.04cm"/>
          <text:p text:style-name="P3">Reset resid</text:p>
          <text:p text:style-name="P3"><text:span text:style-name="T3">file: AT_input.pd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861cm" svg:y1="10.837cm" svg:x2="4.849cm" svg:y2="11.713cm" draw:start-shape="id23" draw:start-glue-point="2" draw:end-shape="id40" draw:end-glue-point="0" svg:d="M4861 10837l-12 876" svg:viewBox="0 0 13 877">
          <text:p/>
        </draw:connector>
        <draw:custom-shape draw:style-name="gr49" draw:text-style-name="P4" xml:id="id41" draw:id="id41" draw:layer="layout" svg:width="4.19cm" svg:height="1.85cm" svg:x="2.052cm" svg:y="2.854cm">
          <draw:glue-point draw:id="4" svg:x="2.836cm" svg:y="5.09cm"/>
          <draw:glue-point draw:id="5" svg:x="-2.81cm" svg:y="5.04cm"/>
          <text:p text:style-name="P3">User supplied </text:p>
          <text:p text:style-name="P3">atomistic structure</text:p>
          <text:p text:style-name="P3">file: -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xml:id="id42" draw:id="id42" draw:layer="layout" svg:width="2.84cm" svg:height="1.85cm" svg:x="6.444cm" svg:y="2.854cm">
          <draw:glue-point draw:id="4" svg:x="2.836cm" svg:y="5.09cm"/>
          <draw:glue-point draw:id="5" svg:x="-2.81cm" svg:y="5.04cm"/>
          <text:p text:style-name="P3">Coarsegrain </text:p>
          <text:p text:style-name="P3">Structure</text:p>
          <text:p text:style-name="P3">file: -c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7cm" svg:y1="4.704cm" svg:x2="7.282cm" svg:y2="6.055cm" draw:start-shape="id41" draw:start-glue-point="2" draw:end-shape="id21" draw:end-glue-point="0" svg:d="M4147 4704v581h3135v770" svg:viewBox="0 0 3136 1352">
          <text:p/>
        </draw:connector>
        <draw:connector draw:style-name="gr6" draw:text-style-name="P5" draw:layer="layout" draw:line-skew="-0.096cm" svg:x1="7.864cm" svg:y1="4.704cm" svg:x2="7.282cm" svg:y2="6.055cm" draw:start-shape="id42" draw:start-glue-point="2" draw:end-shape="id21" draw:end-glue-point="0" svg:d="M7864 4704v580h-582v771" svg:viewBox="0 0 583 1352">
          <text:p/>
        </draw:connector>
        <draw:connector draw:style-name="gr6" draw:text-style-name="P5" draw:layer="layout" draw:line-skew="0.122cm" svg:x1="11.76cm" svg:y1="4.273cm" svg:x2="7.282cm" svg:y2="6.055cm" draw:start-shape="id43" draw:start-glue-point="2" draw:end-shape="id21" draw:end-glue-point="0" svg:d="M11760 4273v1014h-4478v768" svg:viewBox="0 0 4479 1783">
          <text:p/>
        </draw:connector>
        <draw:custom-shape draw:style-name="gr23" draw:text-style-name="P9" draw:layer="layout" svg:width="0.773cm" svg:height="0.565cm" svg:x="16.479cm" svg:y="5.49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75cm" svg:y="3.944cm">
          <draw:text-box>
            <text:p><text:span text:style-name="T2">Input</text:span></text:p>
          </draw:text-box>
        </draw:frame>
        <draw:custom-shape draw:style-name="gr25" draw:text-style-name="P10" draw:layer="layout" svg:width="0.773cm" svg:height="0.565cm" svg:x="16.469cm" svg:y="4.0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92cm" svg:y="5.415cm">
          <draw:text-box>
            <text:p><text:span text:style-name="T2">Output</text:span></text:p>
          </draw:text-box>
        </draw:frame>
        <draw:custom-shape draw:style-name="gr26" draw:text-style-name="P11" draw:layer="layout" svg:width="0.773cm" svg:height="0.565cm" svg:x="16.479cm" svg:y="4.77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88cm" svg:y="4.672cm">
          <draw:text-box>
            <text:p><text:span text:style-name="T2">Process</text:span></text:p>
          </draw:text-box>
        </draw:frame>
      </draw:page>
      <draw:page draw:name="page3" draw:style-name="dp1" draw:master-page-name="Default">
        <draw:frame draw:style-name="gr51" draw:text-style-name="P13" draw:layer="layout" svg:width="9.1cm" svg:height="1.673cm" svg:x="6cm" svg:y="1.138cm">
          <draw:text-box>
            <text:p text:style-name="P12"><text:span text:style-name="T5">Protein Conversion (PROTEIN folder)</text:span></text:p>
          </draw:text-box>
        </draw:frame>
        <draw:custom-shape draw:style-name="gr52" draw:text-style-name="P4" xml:id="id44" draw:id="id44" draw:layer="layout" svg:width="3.33cm" svg:height="0.97cm" svg:x="7.928cm" svg:y="3.292cm">
          <text:p text:style-name="P3">Read in user</text:p>
          <text:p text:style-name="P6">atomisti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xml:id="id68" draw:id="id68" draw:layer="layout" svg:width="3.4cm" svg:height="1cm" svg:x="12.4cm" svg:y="8.964cm">
          <draw:glue-point draw:id="4" svg:x="-3.085cm" svg:y="4.85cm"/>
          <draw:glue-point draw:id="5" svg:x="-2.988cm" svg:y="-5.16cm"/>
          <text:p text:style-name="P3">Finds S-S </text:p>
          <text:p text:style-name="P3">bonds in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46" draw:id="id46" draw:layer="layout" svg:width="4.5cm" svg:height="1cm" svg:x="7.352cm" svg:y="7.058cm">
          <draw:glue-point draw:id="4" svg:x="4.855cm" svg:y="-4.51cm"/>
          <text:p text:style-name="P3">Aligns user and </text:p>
          <text:p text:style-name="P3">CG protein chai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xml:id="id45" draw:id="id45" draw:layer="layout" svg:width="2.9cm" svg:height="1cm" svg:x="8.152cm" svg:y="5.162cm">
          <text:p text:style-name="P3">Check user</text:p>
          <text:p text:style-name="P3">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51" draw:id="id51" draw:layer="layout" svg:width="3.99cm" svg:height="1cm" svg:x="2.85cm" svg:y="12.73cm">
          <text:p text:style-name="P3">Apply rotations </text:p>
          <text:p text:style-name="P3">to 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xml:id="id66" draw:id="id66" draw:layer="layout" svg:width="2.9cm" svg:height="1cm" svg:x="13.55cm" svg:y="4.284cm">
          <draw:glue-point draw:id="4" svg:x="-3.193cm" svg:y="4.99cm"/>
          <draw:glue-point draw:id="5" svg:x="3.362cm" svg:y="4.93cm"/>
          <text:p text:style-name="P3">Convert CG</text:p>
          <text:p text:style-name="P3">to atomi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xml:id="id67" draw:id="id67" draw:layer="layout" svg:width="3.66cm" svg:height="1cm" svg:x="10.048cm" svg:y="10.832cm">
          <draw:glue-point draw:id="4" svg:x="3.213cm" svg:y="-4.99cm"/>
          <draw:glue-point draw:id="5" svg:x="-3.215cm" svg:y="-4.94cm"/>
          <draw:glue-point draw:id="6" svg:x="-2.59cm" svg:y="4.74cm"/>
          <text:p text:style-name="P3">S-S bond</text:p>
          <text:p text:style-name="P3">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xml:id="id62" draw:id="id62" draw:layer="layout" svg:width="3.51cm" svg:height="1cm" svg:x="14.806cm" svg:y="16.522cm">
          <text:p text:style-name="P3">Write out de</text:p>
          <text:p text:style-name="P3">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5" xml:id="id48" draw:id="id48" draw:layer="layout" svg:width="2.82cm" svg:height="1cm" svg:x="13.576cm" svg:y="2.4cm">
          <draw:glue-point draw:id="4" svg:x="-4.765cm" svg:y="4.68cm"/>
          <text:p text:style-name="P14"><text:span text:style-name="T6">Parsed CG</text:span></text:p>
          <text:p text:style-name="P14"><text:span text:style-name="T6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xml:id="id49" draw:id="id49" draw:layer="layout" svg:width="3.4cm" svg:height="1cm" svg:x="3.14cm" svg:y="8.964cm">
          <draw:glue-point draw:id="4" svg:x="1.794cm" svg:y="-5.05cm"/>
          <text:p text:style-name="P3">Center user </text:p>
          <text:p text:style-name="P3">to C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50" draw:id="id50" draw:layer="layout" svg:width="5cm" svg:height="1cm" svg:x="2.35cm" svg:y="10.83cm">
          <text:p text:style-name="P3">Find rotation</text:p>
          <text:p text:style-name="P3">based on backbon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47" draw:id="id47" draw:layer="layout" svg:width="3.51cm" svg:height="1cm" svg:x="7.853cm" svg:y="8.963cm">
          <draw:glue-point draw:id="4" svg:x="3.116cm" svg:y="4.88cm"/>
          <text:p text:style-name="P3">Finds S-S </text:p>
          <text:p text:style-name="P3">bonds in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xml:id="id55" draw:id="id55" draw:layer="layout" svg:width="3.51cm" svg:height="1cm" svg:x="3.132cm" svg:y="20.31cm">
          <text:p text:style-name="P3">Write out</text:p>
          <text:p text:style-name="P3"><text:s/>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xml:id="id52" draw:id="id52" draw:layer="layout" svg:width="5cm" svg:height="1cm" svg:x="2.348cm" svg:y="14.63cm">
          <text:p text:style-name="P3">Add in missing/PT</text:p>
          <text:p text:style-name="P3"><text:s/>residues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xml:id="id60" draw:id="id60" draw:layer="layout" svg:width="4.6cm" svg:height="1cm" svg:x="14.274cm" svg:y="18.418cm">
          <text:p text:style-name="P3">Minimise individual</text:p>
          <text:p text:style-name="P3">de 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xml:id="id61" draw:id="id61" draw:layer="layout" svg:width="5.33cm" svg:height="1cm" svg:x="13.9cm" svg:y="20.314cm">
          <text:p text:style-name="P3">Merge de novo</text:p>
          <text:p text:style-name="P3">chains and fix chira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xml:id="id69" draw:id="id69" draw:layer="layout" svg:width="7.435cm" svg:height="1.85cm" svg:x="12.43cm" svg:y="22.834cm">
          <draw:glue-point draw:id="4" svg:x="-4.861cm" svg:y="4.65cm"/>
          <text:p text:style-name="P3">Write out minimised </text:p>
          <text:p text:style-name="P3">de novo chains</text:p>
          <text:p text:style-name="P3"><text:span text:style-name="T3">file: </text:span><text:span text:style-name="T3">PROTEI</text:span><text:span text:style-name="T3">N_de_no</text:span><text:span text:style-name="T3">vo_merg</text:span><text:span text:style-name="T3">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" xml:id="id56" draw:id="id56" draw:layer="layout" svg:width="3.1cm" svg:height="1cm" svg:x="3.342cm" svg:y="22.2cm">
          <text:p text:style-name="P3">Merge user</text:p>
          <text:p text:style-name="P3">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" xml:id="id57" draw:id="id57" draw:layer="layout" svg:width="7.408cm" svg:height="1.85cm" svg:x="1.19cm" svg:y="24.096cm">
          <text:p text:style-name="P3">Write out aligned</text:p>
          <text:p text:style-name="P3">merged user chains</text:p>
          <text:p text:style-name="P3"><text:span text:style-name="T3">file: PROTEIN_aligned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" xml:id="id58" draw:id="id58" draw:layer="layout" svg:width="3.4cm" svg:height="1cm" svg:x="8.837cm" svg:y="25.724cm">
          <draw:glue-point draw:id="4" svg:x="4.855cm" svg:y="-4.41cm"/>
          <text:p text:style-name="P3">Steer aligned </text:p>
          <text:p text:style-name="P3">to de nov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" xml:id="id59" draw:id="id59" draw:layer="layout" svg:width="7.692cm" svg:height="1.103cm" svg:x="6.698cm" svg:y="27.49cm">
          <text:p text:style-name="P3">Write out steered</text:p>
          <text:p text:style-name="P3"><text:span text:style-name="T3">file: </text:span><text:span text:style-name="T3">PROTEIN_steered_</text:span><text:span text:style-name="T3">merged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" xml:id="id53" draw:id="id53" draw:layer="layout" svg:width="3.51cm" svg:height="1cm" svg:x="3.112cm" svg:y="16.52cm">
          <text:p text:style-name="P3">Correct S-S</text:p>
          <text:p text:style-name="P3">bo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xml:id="id64" draw:id="id64" draw:layer="layout" svg:width="4.29cm" svg:height="1cm" svg:x="14.408cm" svg:y="12.73cm">
          <text:p text:style-name="P3">Correct backbone</text:p>
          <text:p text:style-name="P3">carbonyl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63" draw:id="id63" draw:layer="layout" svg:width="4.29cm" svg:height="1cm" svg:x="14.406cm" svg:y="14.626cm">
          <text:p text:style-name="P3">Check for atom </text:p>
          <text:p text:style-name="P3">overla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54" draw:id="id54" draw:layer="layout" svg:width="4.29cm" svg:height="1cm" svg:x="2.722cm" svg:y="18.42cm">
          <text:p text:style-name="P3">Check for atom </text:p>
          <text:p text:style-name="P3">overla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65" draw:id="id65" draw:layer="layout" svg:width="3.51cm" svg:height="1cm" svg:x="14.8cm" svg:y="10.834cm">
          <draw:glue-point draw:id="4" svg:x="-1.578cm" svg:y="-5cm"/>
          <text:p text:style-name="P3">Correct S-S</text:p>
          <text:p text:style-name="P3">bo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93cm" svg:y1="4.262cm" svg:x2="9.602cm" svg:y2="5.162cm" draw:start-shape="id44" draw:start-glue-point="2" draw:end-shape="id45" draw:end-glue-point="0" svg:d="M9593 4262l9 900" svg:viewBox="0 0 10 901">
          <text:p/>
        </draw:connector>
        <draw:connector draw:style-name="gr6" draw:text-style-name="P5" draw:layer="layout" draw:type="line" svg:x1="9.602cm" svg:y1="6.162cm" svg:x2="9.602cm" svg:y2="7.058cm" draw:start-shape="id45" draw:start-glue-point="2" draw:end-shape="id46" draw:end-glue-point="0" svg:d="M9602 6162v896" svg:viewBox="0 0 1 897">
          <text:p/>
        </draw:connector>
        <draw:connector draw:style-name="gr6" draw:text-style-name="P5" draw:layer="layout" draw:type="line" svg:x1="9.602cm" svg:y1="8.058cm" svg:x2="9.608cm" svg:y2="8.963cm" draw:start-shape="id46" draw:start-glue-point="2" draw:end-shape="id47" draw:end-glue-point="0" svg:d="M9602 8058l6 905" svg:viewBox="0 0 7 906">
          <text:p/>
        </draw:connector>
        <draw:connector draw:style-name="gr6" draw:text-style-name="P5" draw:layer="layout" svg:x1="13.576cm" svg:y1="2.9cm" svg:x2="4.84cm" svg:y2="8.964cm" draw:start-shape="id48" draw:start-glue-point="3" draw:end-shape="id49" draw:end-glue-point="0" svg:d="M13576 2900h-8736v6064" svg:viewBox="0 0 8737 6065">
          <text:p/>
        </draw:connector>
        <draw:connector draw:style-name="gr6" draw:text-style-name="P5" draw:layer="layout" draw:type="line" svg:x1="4.84cm" svg:y1="9.964cm" svg:x2="4.85cm" svg:y2="10.83cm" draw:start-shape="id49" draw:start-glue-point="2" draw:end-shape="id50" draw:end-glue-point="0" svg:d="M4840 9964l10 866" svg:viewBox="0 0 11 867">
          <text:p/>
        </draw:connector>
        <draw:connector draw:style-name="gr6" draw:text-style-name="P5" draw:layer="layout" draw:type="line" svg:x1="4.85cm" svg:y1="11.83cm" svg:x2="4.845cm" svg:y2="12.73cm" draw:start-shape="id50" draw:start-glue-point="2" draw:end-shape="id51" draw:end-glue-point="0" svg:d="M4850 11830l-5 900" svg:viewBox="0 0 6 901">
          <text:p/>
        </draw:connector>
        <draw:connector draw:style-name="gr6" draw:text-style-name="P5" draw:layer="layout" draw:type="line" svg:x1="4.845cm" svg:y1="13.73cm" svg:x2="4.848cm" svg:y2="14.63cm" draw:start-shape="id51" draw:start-glue-point="2" draw:end-shape="id52" draw:end-glue-point="0" svg:d="M4845 13730l3 900" svg:viewBox="0 0 4 901">
          <text:p/>
        </draw:connector>
        <draw:connector draw:style-name="gr6" draw:text-style-name="P5" draw:layer="layout" draw:type="line" svg:x1="4.848cm" svg:y1="15.63cm" svg:x2="4.867cm" svg:y2="16.52cm" draw:start-shape="id52" draw:start-glue-point="2" draw:end-shape="id53" draw:end-glue-point="0" svg:d="M4848 15630l19 890" svg:viewBox="0 0 20 891">
          <text:p/>
        </draw:connector>
        <draw:connector draw:style-name="gr6" draw:text-style-name="P5" draw:layer="layout" draw:type="line" svg:x1="4.867cm" svg:y1="17.52cm" svg:x2="4.867cm" svg:y2="18.42cm" draw:start-shape="id53" draw:start-glue-point="2" draw:end-shape="id54" draw:end-glue-point="0" svg:d="M4867 17520v900" svg:viewBox="0 0 1 901">
          <text:p/>
        </draw:connector>
        <draw:connector draw:style-name="gr6" draw:text-style-name="P5" draw:layer="layout" draw:type="line" svg:x1="4.867cm" svg:y1="19.42cm" svg:x2="4.887cm" svg:y2="20.31cm" draw:start-shape="id54" draw:start-glue-point="2" draw:end-shape="id55" draw:end-glue-point="0" svg:d="M4867 19420l20 890" svg:viewBox="0 0 21 891">
          <text:p/>
        </draw:connector>
        <draw:connector draw:style-name="gr6" draw:text-style-name="P5" draw:layer="layout" draw:type="line" svg:x1="4.887cm" svg:y1="21.31cm" svg:x2="4.892cm" svg:y2="22.2cm" draw:start-shape="id55" draw:start-glue-point="2" draw:end-shape="id56" draw:end-glue-point="0" svg:d="M4887 21310l5 890" svg:viewBox="0 0 6 891">
          <text:p/>
        </draw:connector>
        <draw:connector draw:style-name="gr6" draw:text-style-name="P5" draw:layer="layout" draw:type="line" svg:x1="4.892cm" svg:y1="23.2cm" svg:x2="4.894cm" svg:y2="24.096cm" draw:start-shape="id56" draw:start-glue-point="2" draw:end-shape="id57" draw:end-glue-point="0" svg:d="M4892 23200l2 896" svg:viewBox="0 0 3 897">
          <text:p/>
        </draw:connector>
        <draw:connector draw:style-name="gr6" draw:text-style-name="P5" draw:layer="layout" draw:type="line" svg:x1="10.537cm" svg:y1="26.724cm" svg:x2="10.544cm" svg:y2="27.49cm" draw:start-shape="id58" draw:start-glue-point="2" draw:end-shape="id59" draw:end-glue-point="0" svg:d="M10537 26724l7 766" svg:viewBox="0 0 8 767">
          <text:p/>
        </draw:connector>
        <draw:connector draw:style-name="gr6" draw:text-style-name="P5" draw:layer="layout" draw:type="line" svg:x1="16.574cm" svg:y1="19.418cm" svg:x2="16.565cm" svg:y2="20.314cm" draw:start-shape="id60" draw:start-glue-point="2" draw:end-shape="id61" draw:end-glue-point="0" svg:d="M16574 19418l-9 896" svg:viewBox="0 0 10 897">
          <text:p/>
        </draw:connector>
        <draw:connector draw:style-name="gr6" draw:text-style-name="P5" draw:layer="layout" draw:type="line" svg:x1="16.561cm" svg:y1="17.522cm" svg:x2="16.574cm" svg:y2="18.418cm" draw:start-shape="id62" draw:start-glue-point="2" draw:end-shape="id60" draw:end-glue-point="0" svg:d="M16561 17522l13 896" svg:viewBox="0 0 14 897">
          <text:p/>
        </draw:connector>
        <draw:connector draw:style-name="gr6" draw:text-style-name="P5" draw:layer="layout" draw:type="line" svg:x1="16.551cm" svg:y1="15.626cm" svg:x2="16.561cm" svg:y2="16.522cm" draw:start-shape="id63" draw:start-glue-point="2" draw:end-shape="id62" draw:end-glue-point="0" svg:d="M16551 15626l10 896" svg:viewBox="0 0 11 897">
          <text:p/>
        </draw:connector>
        <draw:connector draw:style-name="gr6" draw:text-style-name="P5" draw:layer="layout" draw:type="line" svg:x1="16.553cm" svg:y1="13.73cm" svg:x2="16.551cm" svg:y2="14.626cm" draw:start-shape="id64" draw:start-glue-point="2" draw:end-shape="id63" draw:end-glue-point="0" svg:d="M16553 13730l-2 896" svg:viewBox="0 0 3 897">
          <text:p/>
        </draw:connector>
        <draw:connector draw:style-name="gr6" draw:text-style-name="P5" draw:layer="layout" draw:type="line" svg:x1="16.555cm" svg:y1="11.834cm" svg:x2="16.553cm" svg:y2="12.73cm" draw:start-shape="id65" draw:start-glue-point="2" draw:end-shape="id64" draw:end-glue-point="0" svg:d="M16555 11834l-2 896" svg:viewBox="0 0 3 897">
          <text:p/>
        </draw:connector>
        <draw:connector draw:style-name="gr6" draw:text-style-name="P5" draw:layer="layout" draw:type="line" svg:x1="14.406cm" svg:y1="15.126cm" svg:x2="7.348cm" svg:y2="15.13cm" draw:start-shape="id63" draw:start-glue-point="3" draw:end-shape="id52" draw:end-glue-point="1" svg:d="M14406 15126l-7058 4" svg:viewBox="0 0 7059 5">
          <text:p/>
        </draw:connector>
        <draw:connector draw:style-name="gr6" draw:text-style-name="P5" draw:layer="layout" draw:type="line" svg:x1="14.986cm" svg:y1="3.4cm" svg:x2="15cm" svg:y2="4.284cm" draw:start-shape="id48" draw:start-glue-point="2" draw:end-shape="id66" draw:end-glue-point="0" svg:d="M14986 3400l14 884" svg:viewBox="0 0 15 885">
          <text:p/>
        </draw:connector>
        <draw:connector draw:style-name="gr6" draw:text-style-name="P5" draw:layer="layout" draw:type="line" svg:x1="13.708cm" svg:y1="11.332cm" svg:x2="14.8cm" svg:y2="11.334cm" draw:start-shape="id67" draw:start-glue-point="1" draw:end-shape="id65" draw:end-glue-point="3" svg:d="M13708 11332l1092 2" svg:viewBox="0 0 1093 3">
          <text:p/>
        </draw:connector>
        <draw:connector draw:style-name="gr6" draw:text-style-name="P5" draw:layer="layout" svg:x1="11.878cm" svg:y1="11.832cm" svg:x2="6.622cm" svg:y2="17.02cm" draw:start-shape="id67" draw:start-glue-point="2" draw:end-shape="id53" draw:end-glue-point="1" svg:d="M11878 11832v5188h-5256" svg:viewBox="0 0 5257 5189">
          <text:p/>
        </draw:connector>
        <draw:connector draw:style-name="gr6" draw:text-style-name="P5" draw:layer="layout" svg:x1="7.352cm" svg:y1="7.558cm" svg:x2="5.449cm" svg:y2="8.964cm" draw:start-shape="id46" draw:start-glue-point="3" draw:end-shape="id49" draw:end-glue-point="4" svg:d="M7352 7558h-1903v1406" svg:viewBox="0 0 1904 1407">
          <text:p/>
        </draw:connector>
        <draw:connector draw:style-name="gr6" draw:text-style-name="P5" draw:layer="layout" draw:type="line" svg:x1="14.075cm" svg:y1="5.283cm" svg:x2="14.1cm" svg:y2="8.964cm" draw:start-shape="id66" draw:start-glue-point="4" draw:end-shape="id68" draw:end-glue-point="0" svg:d="M14075 5283l25 3681" svg:viewBox="0 0 26 3682">
          <text:p/>
        </draw:connector>
        <draw:connector draw:style-name="gr6" draw:text-style-name="P5" draw:layer="layout" draw:type="line" svg:x1="15.974cm" svg:y1="5.277cm" svg:x2="16.002cm" svg:y2="10.834cm" draw:start-shape="id66" draw:start-glue-point="5" draw:end-shape="id65" draw:end-glue-point="4" svg:d="M15974 5277l28 5557" svg:viewBox="0 0 29 5558">
          <text:p/>
        </draw:connector>
        <draw:connector draw:style-name="gr6" draw:text-style-name="P5" draw:layer="layout" draw:type="line" svg:x1="13.643cm" svg:y1="3.368cm" svg:x2="11.786cm" svg:y2="7.107cm" draw:start-shape="id48" draw:start-glue-point="4" draw:end-shape="id46" draw:end-glue-point="4" svg:d="M13643 3368l-1857 3739" svg:viewBox="0 0 1858 3740">
          <text:p/>
        </draw:connector>
        <draw:connector draw:style-name="gr6" draw:text-style-name="P5" draw:layer="layout" draw:type="line" svg:x1="10.701cm" svg:y1="9.951cm" svg:x2="10.702cm" svg:y2="10.838cm" draw:start-shape="id47" draw:start-glue-point="4" draw:end-shape="id67" draw:end-glue-point="5" svg:d="M10701 9951l1 887" svg:viewBox="0 0 2 888">
          <text:p/>
        </draw:connector>
        <draw:connector draw:style-name="gr6" draw:text-style-name="P5" draw:layer="layout" draw:type="line" svg:x1="13.052cm" svg:y1="9.949cm" svg:x2="13.053cm" svg:y2="10.833cm" draw:start-shape="id68" draw:start-glue-point="4" draw:end-shape="id67" draw:end-glue-point="4" svg:d="M13052 9949l1 884" svg:viewBox="0 0 2 885">
          <text:p/>
        </draw:connector>
        <draw:custom-shape draw:style-name="gr23" draw:text-style-name="P9" draw:layer="layout" svg:width="0.773cm" svg:height="0.565cm" svg:x="16.858cm" svg:y="4.78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654cm" svg:y="3.234cm">
          <draw:text-box>
            <text:p><text:span text:style-name="T2">Input</text:span></text:p>
          </draw:text-box>
        </draw:frame>
        <draw:custom-shape draw:style-name="gr25" draw:text-style-name="P10" draw:layer="layout" svg:width="0.773cm" svg:height="0.565cm" svg:x="16.848cm" svg:y="3.32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671cm" svg:y="4.705cm">
          <draw:text-box>
            <text:p><text:span text:style-name="T2">Output</text:span></text:p>
          </draw:text-box>
        </draw:frame>
        <draw:custom-shape draw:style-name="gr26" draw:text-style-name="P11" draw:layer="layout" svg:width="0.773cm" svg:height="0.565cm" svg:x="16.858cm" svg:y="4.06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667cm" svg:y="3.962cm">
          <draw:text-box>
            <text:p><text:span text:style-name="T2">Process</text:span></text:p>
          </draw:text-box>
        </draw:frame>
        <draw:connector draw:style-name="gr6" draw:text-style-name="P5" draw:layer="layout" svg:x1="8.598cm" svg:y1="25.021cm" svg:x2="10.537cm" svg:y2="25.724cm" draw:start-shape="id57" draw:start-glue-point="1" draw:end-shape="id58" draw:end-glue-point="0" svg:d="M8598 25021h1939v703" svg:viewBox="0 0 1940 704">
          <text:p/>
        </draw:connector>
        <draw:connector draw:style-name="gr6" draw:text-style-name="P5" draw:layer="layout" svg:x1="12.43cm" svg:y1="23.759cm" svg:x2="10.537cm" svg:y2="25.724cm" draw:start-shape="id69" draw:start-glue-point="3" draw:end-shape="id58" draw:end-glue-point="0" svg:d="M12430 23759h-1893v1965" svg:viewBox="0 0 1894 1966">
          <text:p/>
        </draw:connector>
        <draw:connector draw:style-name="gr6" draw:text-style-name="P5" draw:layer="layout" svg:x1="16.565cm" svg:y1="21.314cm" svg:x2="16.147cm" svg:y2="22.834cm" draw:start-shape="id61" draw:start-glue-point="2" draw:end-shape="id69" draw:end-glue-point="0" svg:d="M16565 21314v761h-418v759" svg:viewBox="0 0 419 1521">
          <text:p/>
        </draw:connector>
      </draw:page>
      <draw:page draw:name="page4" draw:style-name="dp1" draw:master-page-name="Default">
        <draw:frame draw:style-name="gr78" draw:text-style-name="P13" draw:layer="layout" svg:width="10.422cm" svg:height="2.384cm" svg:x="5.3cm" svg:y="1.1cm">
          <draw:text-box>
            <text:p text:style-name="P12"><text:span text:style-name="T5">Non-Protein Conversion</text:span></text:p>
            <text:p text:style-name="P12"><text:span text:style-name="T5">(POPG, POPE, SOL etc folders)</text:span></text:p>
          </draw:text-box>
        </draw:frame>
        <draw:custom-shape draw:style-name="gr79" draw:text-style-name="P4" xml:id="id71" draw:id="id71" draw:layer="layout" svg:width="2.901cm" svg:height="1cm" svg:x="7.065cm" svg:y="6.8cm">
          <draw:glue-point draw:id="4" svg:x="-2.699cm" svg:y="-4.96cm"/>
          <draw:glue-point draw:id="6" svg:x="-1.351cm" svg:y="-4.96cm"/>
          <draw:glue-point draw:id="7" svg:x="1.289cm" svg:y="-5.02cm"/>
          <draw:glue-point draw:id="9" svg:x="2.637cm" svg:y="-4.99cm"/>
          <text:p text:style-name="P3">Convert CG</text:p>
          <text:p text:style-name="P3">to atomi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5" xml:id="id70" draw:id="id70" draw:layer="layout" svg:width="2.79cm" svg:height="1cm" svg:x="7.1cm" svg:y="4.8cm">
          <draw:glue-point draw:id="4" svg:x="-2.734cm" svg:y="5cm"/>
          <draw:glue-point draw:id="6" svg:x="-1.354cm" svg:y="4.91cm"/>
          <draw:glue-point draw:id="7" svg:x="1.401cm" svg:y="4.97cm"/>
          <draw:glue-point draw:id="9" svg:x="2.835cm" svg:y="4.94cm"/>
          <text:p text:style-name="P14"><text:span text:style-name="T6">P</text:span><text:span text:style-name="T6">ar</text:span><text:span text:style-name="T6">se</text:span><text:span text:style-name="T6">d </text:span><text:span text:style-name="T6">C</text:span><text:span text:style-name="T6">G</text:span></text:p>
          <text:p text:style-name="P14"><text:span text:style-name="T6">no</text:span><text:span text:style-name="T6">n-</text:span><text:span text:style-name="T6">pr</text:span><text:span text:style-name="T6">ot</text:span><text:span text:style-name="T6">ei</text:span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7" draw:layer="layout" svg:x1="8.878cm" svg:y1="5.93cm" svg:x2="8.878cm" svg:y2="5.93cm">
          <text:p/>
        </draw:line>
        <draw:custom-shape draw:style-name="gr82" draw:text-style-name="P4" xml:id="id74" draw:id="id74" draw:layer="layout" svg:width="4.6cm" svg:height="1cm" svg:x="6.233cm" svg:y="14.271cm">
          <text:p text:style-name="P3">Minimise individual</text:p>
          <text:p text:style-name="P3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" xml:id="id76" draw:id="id76" draw:layer="layout" svg:width="3.99cm" svg:height="1cm" svg:x="6.543cm" svg:y="18.171cm">
          <text:p text:style-name="P3">Merge indivdual </text:p>
          <text:p text:style-name="P3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7" xml:id="id72" draw:id="id72" draw:layer="layout" svg:x1="8.5cm" svg:y1="5.8cm" svg:x2="8.5cm" svg:y2="5.8cm">
          <text:p/>
        </draw:line>
        <draw:line draw:style-name="gr81" draw:text-style-name="P7" draw:layer="layout" svg:x1="8.122cm" svg:y1="5.67cm" svg:x2="8.122cm" svg:y2="5.67cm">
          <text:p/>
        </draw:line>
        <draw:line draw:style-name="gr81" draw:text-style-name="P7" draw:layer="layout" svg:x1="7.744cm" svg:y1="5.539cm" svg:x2="7.744cm" svg:y2="5.539cm">
          <text:p/>
        </draw:line>
        <draw:line draw:style-name="gr81" draw:text-style-name="P7" draw:layer="layout" svg:x1="9.256cm" svg:y1="6.061cm" svg:x2="9.256cm" svg:y2="6.061cm">
          <text:p/>
        </draw:line>
        <draw:frame draw:style-name="gr1" draw:text-style-name="P17" draw:layer="layout" svg:width="4.6cm" svg:height="1.5cm" svg:x="9.942cm" svg:y="5.635cm">
          <draw:text-box>
            <text:p text:style-name="P16"><text:span text:style-name="T6">Paralised across mulitple cores </text:span></text:p>
          </draw:text-box>
        </draw:frame>
        <draw:custom-shape draw:style-name="gr84" draw:text-style-name="P4" xml:id="id78" draw:id="id78" draw:layer="layout" svg:width="4.6cm" svg:height="1.847cm" svg:x="6.233cm" svg:y="22.171cm">
          <text:p text:style-name="P3">Minimise merged</text:p>
          <text:p text:style-name="P3">Residues</text:p>
          <text:p text:style-name="P3"><text:span text:style-name="T3">file: X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7" xml:id="id79" draw:id="id79" draw:layer="layout" svg:width="2.3cm" svg:height="2.4cm" svg:x="7.373cm" svg:y="8.854cm">
          <text:p text:style-name="P6">Sol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7" draw:layer="layout" svg:width="4.6cm" svg:height="1.5cm" svg:x="12.497cm" svg:y="13.13cm">
          <draw:text-box>
            <text:p text:style-name="P16"><text:span text:style-name="T6">Repeat for each</text:span></text:p>
            <text:p text:style-name="P16"><text:span text:style-name="T6">residue type. </text:span></text:p>
          </draw:text-box>
        </draw:frame>
        <draw:custom-shape draw:style-name="gr86" draw:text-style-name="P4" xml:id="id73" draw:id="id73" draw:layer="layout" svg:width="4.6cm" svg:height="1cm" svg:x="6.233cm" svg:y="12.271cm">
          <text:p text:style-name="P3">Check for </text:p>
          <text:p text:style-name="P3">atom overl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75" draw:id="id75" draw:layer="layout" svg:width="4.6cm" svg:height="1cm" svg:x="6.233cm" svg:y="16.271cm">
          <text:p text:style-name="P3">Check chira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xml:id="id77" draw:id="id77" draw:layer="layout" svg:width="4.6cm" svg:height="1cm" svg:x="6.233cm" svg:y="20.171cm">
          <text:p text:style-name="P3">Check for </text:p>
          <text:p text:style-name="P3">atom overl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733cm" svg:y1="5.8cm" svg:x2="7.733cm" svg:y2="6.804cm" draw:start-shape="id70" draw:start-glue-point="4" draw:end-shape="id71" draw:end-glue-point="4" svg:d="M7733 5800v1004" svg:viewBox="0 0 1 1005">
          <text:p/>
        </draw:connector>
        <draw:connector draw:style-name="gr6" draw:text-style-name="P5" draw:layer="layout" draw:type="line" svg:x1="8.118cm" svg:y1="5.791cm" svg:x2="8.124cm" svg:y2="6.804cm" draw:start-shape="id70" draw:start-glue-point="6" draw:end-shape="id71" draw:end-glue-point="6" svg:d="M8118 5791l6 1013" svg:viewBox="0 0 7 1014">
          <text:p/>
        </draw:connector>
        <draw:connector draw:style-name="gr6" draw:text-style-name="P5" draw:layer="layout" draw:type="line" svg:x1="8.5cm" svg:y1="5.8cm" svg:x2="8.515cm" svg:y2="6.8cm" draw:start-shape="id72" draw:start-glue-point="0" draw:end-shape="id71" draw:end-glue-point="0" svg:d="M8500 5800l15 1000" svg:viewBox="0 0 16 1001">
          <text:p/>
        </draw:connector>
        <draw:connector draw:style-name="gr6" draw:text-style-name="P5" draw:layer="layout" draw:type="line" svg:x1="8.885cm" svg:y1="5.797cm" svg:x2="8.888cm" svg:y2="6.8cm" draw:start-shape="id70" draw:start-glue-point="7" draw:end-shape="id71" draw:end-glue-point="7" svg:d="M8885 5797l3 1003" svg:viewBox="0 0 4 1004">
          <text:p/>
        </draw:connector>
        <draw:connector draw:style-name="gr6" draw:text-style-name="P5" draw:layer="layout" draw:type="line" svg:x1="9.285cm" svg:y1="5.794cm" svg:x2="9.279cm" svg:y2="6.801cm" draw:start-shape="id70" draw:start-glue-point="9" draw:end-shape="id71" draw:end-glue-point="9" svg:d="M9285 5794l-6 1007" svg:viewBox="0 0 7 1008">
          <text:p/>
        </draw:connector>
        <draw:connector draw:style-name="gr6" draw:text-style-name="P5" draw:layer="layout" draw:type="line" svg:x1="8.533cm" svg:y1="13.271cm" svg:x2="8.533cm" svg:y2="14.271cm" draw:start-shape="id73" draw:start-glue-point="2" draw:end-shape="id74" draw:end-glue-point="0" svg:d="M8533 13271v1000" svg:viewBox="0 0 1 1001">
          <text:p/>
        </draw:connector>
        <draw:connector draw:style-name="gr6" draw:text-style-name="P5" draw:layer="layout" draw:type="line" svg:x1="8.533cm" svg:y1="15.271cm" svg:x2="8.533cm" svg:y2="16.271cm" draw:start-shape="id74" draw:start-glue-point="2" draw:end-shape="id75" draw:end-glue-point="0" svg:d="M8533 15271v1000" svg:viewBox="0 0 1 1001">
          <text:p/>
        </draw:connector>
        <draw:connector draw:style-name="gr6" draw:text-style-name="P5" draw:layer="layout" draw:type="line" svg:x1="8.533cm" svg:y1="17.271cm" svg:x2="8.538cm" svg:y2="18.171cm" draw:start-shape="id75" draw:start-glue-point="2" draw:end-shape="id76" draw:end-glue-point="0" svg:d="M8533 17271l5 900" svg:viewBox="0 0 6 901">
          <text:p/>
        </draw:connector>
        <draw:connector draw:style-name="gr6" draw:text-style-name="P5" draw:layer="layout" draw:type="line" svg:x1="8.538cm" svg:y1="19.171cm" svg:x2="8.533cm" svg:y2="20.171cm" draw:start-shape="id76" draw:start-glue-point="2" draw:end-shape="id77" draw:end-glue-point="0" svg:d="M8538 19171l-5 1000" svg:viewBox="0 0 6 1001">
          <text:p/>
        </draw:connector>
        <draw:connector draw:style-name="gr6" draw:text-style-name="P5" draw:layer="layout" draw:type="line" svg:x1="8.533cm" svg:y1="21.171cm" svg:x2="8.533cm" svg:y2="22.171cm" draw:start-shape="id77" draw:start-glue-point="2" draw:end-shape="id78" draw:end-glue-point="0" svg:d="M8533 21171v1000" svg:viewBox="0 0 1 1001">
          <text:p/>
        </draw:connector>
        <draw:connector draw:style-name="gr6" draw:text-style-name="P5" draw:layer="layout" draw:line-skew="0.896cm" svg:x1="10.833cm" svg:y1="23.094cm" svg:x2="10.833cm" svg:y2="12.771cm" draw:start-shape="id78" draw:start-glue-point="1" draw:end-shape="id73" draw:end-glue-point="1" svg:d="M10833 23094h1424v-10323h-1424" svg:viewBox="0 0 1425 10324">
          <text:p/>
        </draw:connector>
        <draw:connector draw:style-name="gr6" draw:text-style-name="P5" draw:layer="layout" draw:type="line" svg:x1="8.515cm" svg:y1="7.8cm" svg:x2="8.523cm" svg:y2="8.854cm" draw:start-shape="id71" draw:start-glue-point="2" draw:end-shape="id79" draw:end-glue-point="4" svg:d="M8515 7800l8 1054" svg:viewBox="0 0 9 1055">
          <text:p/>
        </draw:connector>
        <draw:connector draw:style-name="gr6" draw:text-style-name="P5" draw:layer="layout" draw:type="line" svg:x1="8.523cm" svg:y1="11.254cm" svg:x2="8.533cm" svg:y2="12.271cm" draw:start-shape="id79" draw:start-glue-point="6" draw:end-shape="id73" svg:d="M8523 11254l10 1017" svg:viewBox="0 0 11 1018">
          <text:p/>
        </draw:connector>
        <draw:connector draw:style-name="gr6" draw:text-style-name="P5" draw:layer="layout" draw:line-skew="-0.595cm" svg:x1="7.373cm" svg:y1="10.054cm" svg:x2="6.233cm" svg:y2="23.094cm" draw:start-shape="id79" draw:start-glue-point="5" draw:end-shape="id78" draw:end-glue-point="3" svg:d="M7373 10054h-2262v13040h1122" svg:viewBox="0 0 2263 13041">
          <text:p/>
        </draw:connector>
        <draw:frame draw:style-name="gr89" draw:text-style-name="P8" draw:layer="layout" svg:width="1.086cm" svg:height="0.764cm" svg:x="8.6cm" svg:y="11.271cm">
          <draw:text-box>
            <text:p><text:span text:style-name="T2">No</text:span></text:p>
          </draw:text-box>
        </draw:frame>
        <draw:frame draw:style-name="gr13" draw:text-style-name="P8" draw:layer="layout" svg:width="1.261cm" svg:height="1.275cm" svg:x="6.282cm" svg:y="9.339cm">
          <draw:text-box>
            <text:p><text:span text:style-name="T2">Yes</text:span></text:p>
          </draw:text-box>
        </draw:frame>
        <draw:custom-shape draw:style-name="gr23" draw:text-style-name="P9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75cm" svg:y="3.244cm">
          <draw:text-box>
            <text:p><text:span text:style-name="T2">Input</text:span></text:p>
          </draw:text-box>
        </draw:frame>
        <draw:custom-shape draw:style-name="gr25" draw:text-style-name="P10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92cm" svg:y="4.715cm">
          <draw:text-box>
            <text:p><text:span text:style-name="T2">Output</text:span></text:p>
          </draw:text-box>
        </draw:frame>
        <draw:custom-shape draw:style-name="gr26" draw:text-style-name="P11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88cm" svg:y="3.972cm">
          <draw:text-box>
            <text:p><text:span text:style-name="T2">Process</text:span></text:p>
          </draw:text-box>
        </draw:frame>
      </draw:page>
      <draw:page draw:name="page5" draw:style-name="dp1" draw:master-page-name="Default">
        <draw:frame draw:style-name="gr1" draw:text-style-name="P13" draw:layer="layout" svg:width="9.1cm" svg:height="1.673cm" svg:x="5.99cm" svg:y="1.12cm">
          <draw:text-box>
            <text:p text:style-name="P12"><text:span text:style-name="T5">System build</text:span></text:p>
            <text:p text:style-name="P12"><text:span text:style-name="T5">(MERGED folder)</text:span></text:p>
          </draw:text-box>
        </draw:frame>
        <draw:custom-shape draw:style-name="gr90" draw:text-style-name="P4" xml:id="id81" draw:id="id81" draw:layer="layout" svg:width="3.51cm" svg:height="1cm" svg:x="8.526cm" svg:y="5.7cm">
          <draw:glue-point draw:id="4" svg:x="-3.094cm" svg:y="-5cm"/>
          <draw:glue-point draw:id="5" svg:x="3.225cm" svg:y="-4.94cm"/>
          <text:p text:style-name="P3">Merge all</text:p>
          <text:p text:style-name="P3">residue typ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5" xml:id="id82" draw:id="id82" draw:layer="layout" svg:width="7.95cm" svg:height="1.1cm" svg:x="1.791cm" svg:y="3.719cm">
          <draw:glue-point draw:id="4" svg:x="4.307cm" svg:y="4.96cm"/>
          <text:p text:style-name="P14"><text:span text:style-name="T6">Protein</text:span></text:p>
          <text:p text:style-name="P14"><text:span text:style-name="T2">file: </text:span><text:span text:style-name="T2">PROTEIN_de</text:span><text:span text:style-name="T2">_novo_merge</text:span><text:span text:style-name="T2">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xml:id="id83" draw:id="id83" draw:layer="layout" svg:width="4.6cm" svg:height="1cm" svg:x="8cm" svg:y="7.7cm">
          <text:p text:style-name="P3">Minimise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xml:id="id86" draw:id="id86" draw:layer="layout" svg:width="4.29cm" svg:height="1cm" svg:x="13.1cm" svg:y="12.9cm">
          <text:p text:style-name="P3">Run alchembed </text:p>
          <text:p text:style-name="P3">on protein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9" xml:id="id85" draw:id="id85" draw:layer="layout" svg:width="3.6cm" svg:height="3.4cm" svg:x="8.5cm" svg:y="11.7cm">
          <text:p text:style-name="P18"><text:span text:style-name="T6">Abno</text:span><text:span text:style-name="T6">rmal </text:span></text:p>
          <text:p text:style-name="P18"><text:span text:style-name="T6">bond </text:span><text:span text:style-name="T6">lengt</text:span><text:span text:style-name="T6">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5" draw:text-style-name="P15" xml:id="id80" draw:id="id80" draw:layer="layout" svg:width="4.22cm" svg:height="1.1cm" svg:x="10.864cm" svg:y="3.72cm">
          <draw:glue-point draw:id="4" svg:x="-3.691cm" svg:y="5.02cm"/>
          <text:p text:style-name="P14"><text:span text:style-name="T6">N</text:span><text:span text:style-name="T6">on</text:span><text:span text:style-name="T6">-</text:span><text:span text:style-name="T6">pr</text:span><text:span text:style-name="T6">ot</text:span><text:span text:style-name="T6">ei</text:span><text:span text:style-name="T6">n</text:span></text:p>
          <text:p text:style-name="P14"><text:span text:style-name="T6">fil</text:span><text:span text:style-name="T6">e: </text:span><text:span text:style-name="T6">X</text:span><text:span text:style-name="T6">_</text:span><text:span text:style-name="T6">m</text:span><text:span text:style-name="T6">er</text:span><text:span text:style-name="T6">ge</text:span><text:span text:style-name="T6">d.</text:span><text:span text:style-name="T6">pd</text:span><text:span text:style-name="T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7" draw:layer="layout" svg:width="1.9cm" svg:height="0.9cm" svg:x="10.294cm" svg:y="15.18cm">
          <draw:text-box>
            <text:p text:style-name="P16"><text:span text:style-name="T6">No</text:span></text:p>
          </draw:text-box>
        </draw:frame>
        <draw:frame draw:style-name="gr51" draw:text-style-name="P17" draw:layer="layout" svg:width="1.4cm" svg:height="0.9cm" svg:x="11.816cm" svg:y="12.559cm">
          <draw:text-box>
            <text:p text:style-name="P16"><text:span text:style-name="T6">Yes</text:span></text:p>
          </draw:text-box>
        </draw:frame>
        <draw:custom-shape draw:style-name="gr96" draw:text-style-name="P4" xml:id="id84" draw:id="id84" draw:layer="layout" svg:width="2.79cm" svg:height="1cm" svg:x="8.9cm" svg:y="9.7cm">
          <text:p text:style-name="P3">Run NVT </text:p>
          <text:p text:style-name="P3">on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87" draw:id="id87" draw:layer="layout" svg:width="2.59cm" svg:height="1cm" svg:x="9cm" svg:y="16.1cm">
          <text:p text:style-name="P3">Run NPT </text:p>
          <text:p text:style-name="P3">on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88" draw:id="id88" draw:layer="layout" svg:width="6.254cm" svg:height="1.85cm" svg:x="7.153cm" svg:y="18.1cm">
          <draw:glue-point draw:id="4" svg:x="3.877cm" svg:y="4.92cm"/>
          <draw:glue-point draw:id="5" svg:x="-3.822cm" svg:y="5.02cm"/>
          <text:p text:style-name="P3">Equilibrated </text:p>
          <text:p text:style-name="P3">System</text:p>
          <text:p text:style-name="P3"><text:span text:style-name="T3">file: </text:span><text:span text:style-name="T3">final_cg2</text:span><text:span text:style-name="T3">at_de_n</text:span><text:span text:style-name="T3">ovo.pd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89" draw:id="id89" draw:layer="layout" svg:width="6.2cm" svg:height="1cm" svg:x="2.294cm" svg:y="20.848cm">
          <draw:glue-point draw:id="4" svg:x="4.03cm" svg:y="-4.91cm"/>
          <text:p text:style-name="P3">Run low FC steered MD</text:p>
          <text:p text:style-name="P3">using aligned template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xml:id="id91" draw:id="id91" draw:layer="layout" svg:width="6.2cm" svg:height="1cm" svg:x="2.294cm" svg:y="22.848cm">
          <text:p text:style-name="P3">Run mid FC steered MD</text:p>
          <text:p text:style-name="P3">using aligned template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xml:id="id92" draw:id="id92" draw:layer="layout" svg:width="6.2cm" svg:height="1.85cm" svg:x="2.298cm" svg:y="24.848cm">
          <text:p text:style-name="P3">Run high FC steered MD</text:p>
          <text:p text:style-name="P3">using aligned template</text:p>
          <text:p text:style-name="P3"><text:span text:style-name="T3">file: </text:span><text:span text:style-name="T3">final_cg2at_stee</text:span><text:span text:style-name="T3">red.pdb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xml:id="id90" draw:id="id90" draw:layer="layout" svg:width="6.2cm" svg:height="1cm" svg:x="11.992cm" svg:y="20.814cm">
          <draw:glue-point draw:id="4" svg:x="-3.885cm" svg:y="-4.95cm"/>
          <text:p text:style-name="P3">Run low FC steered MD</text:p>
          <text:p text:style-name="P3">using steered templ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xml:id="id93" draw:id="id93" draw:layer="layout" svg:width="6.2cm" svg:height="1cm" svg:x="11.992cm" svg:y="22.797cm">
          <text:p text:style-name="P3">Run mid FC steered MD</text:p>
          <text:p text:style-name="P3"><text:span text:style-name="T7">using </text:span>steered template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xml:id="id94" draw:id="id94" draw:layer="layout" svg:width="6.2cm" svg:height="1.85cm" svg:x="11.988cm" svg:y="24.814cm">
          <text:p text:style-name="P3">Run high FC steered MD</text:p>
          <text:p text:style-name="P3"><text:span text:style-name="T7">using </text:span>steered template</text:p>
          <text:p text:style-name="P3"><text:span text:style-name="T3">file: </text:span><text:span text:style-name="T3">final_cg2at_aligned.</text:span><text:span text:style-name="T3">pdb</text:span>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417cm" svg:y1="4.82cm" svg:x2="11.412cm" svg:y2="5.706cm" draw:start-shape="id80" draw:start-glue-point="4" draw:end-shape="id81" draw:end-glue-point="5" svg:d="M11417 4820l-5 886" svg:viewBox="0 0 6 887">
          <text:p/>
        </draw:connector>
        <draw:connector draw:style-name="gr6" draw:text-style-name="P5" draw:layer="layout" draw:type="line" svg:x1="9.19cm" svg:y1="4.814cm" svg:x2="9.196cm" svg:y2="5.7cm" draw:start-shape="id82" draw:start-glue-point="4" draw:end-shape="id81" draw:end-glue-point="4" svg:d="M9190 4814l6 886" svg:viewBox="0 0 7 887">
          <text:p/>
        </draw:connector>
        <draw:connector draw:style-name="gr6" draw:text-style-name="P5" draw:layer="layout" draw:type="line" svg:x1="10.281cm" svg:y1="6.7cm" svg:x2="10.3cm" svg:y2="7.7cm" draw:start-shape="id81" draw:start-glue-point="2" draw:end-shape="id83" draw:end-glue-point="0" svg:d="M10281 6700l19 1000" svg:viewBox="0 0 20 1001">
          <text:p/>
        </draw:connector>
        <draw:connector draw:style-name="gr6" draw:text-style-name="P5" draw:layer="layout" draw:type="line" svg:x1="10.3cm" svg:y1="8.7cm" svg:x2="10.295cm" svg:y2="9.7cm" draw:start-shape="id83" draw:start-glue-point="2" draw:end-shape="id84" draw:end-glue-point="0" svg:d="M10300 8700l-5 1000" svg:viewBox="0 0 6 1001">
          <text:p/>
        </draw:connector>
        <draw:connector draw:style-name="gr6" draw:text-style-name="P5" draw:layer="layout" draw:type="line" svg:x1="10.295cm" svg:y1="10.7cm" svg:x2="10.3cm" svg:y2="11.7cm" draw:start-shape="id84" draw:start-glue-point="2" draw:end-shape="id85" draw:end-glue-point="4" svg:d="M10295 10700l5 1000" svg:viewBox="0 0 6 1001">
          <text:p/>
        </draw:connector>
        <draw:connector draw:style-name="gr6" draw:text-style-name="P5" draw:layer="layout" draw:type="line" svg:x1="12.1cm" svg:y1="13.4cm" svg:x2="13.1cm" svg:y2="13.4cm" draw:start-shape="id85" draw:start-glue-point="7" draw:end-shape="id86" draw:end-glue-point="3" svg:d="M12100 13400h1000" svg:viewBox="0 0 1001 1">
          <text:p/>
        </draw:connector>
        <draw:connector draw:style-name="gr6" draw:text-style-name="P5" draw:layer="layout" draw:type="line" svg:x1="10.3cm" svg:y1="15.1cm" svg:x2="10.295cm" svg:y2="16.1cm" draw:start-shape="id85" draw:start-glue-point="6" draw:end-shape="id87" draw:end-glue-point="0" svg:d="M10300 15100l-5 1000" svg:viewBox="0 0 6 1001">
          <text:p/>
        </draw:connector>
        <draw:connector draw:style-name="gr6" draw:text-style-name="P5" draw:layer="layout" draw:type="line" svg:x1="10.295cm" svg:y1="17.1cm" svg:x2="10.28cm" svg:y2="18.1cm" draw:start-shape="id87" draw:start-glue-point="2" draw:end-shape="id88" draw:end-glue-point="0" svg:d="M10295 17100l-15 1000" svg:viewBox="0 0 16 1001">
          <text:p/>
        </draw:connector>
        <draw:connector draw:style-name="gr6" draw:text-style-name="P5" draw:layer="layout" svg:x1="15.245cm" svg:y1="13.9cm" svg:x2="13.407cm" svg:y2="19.025cm" draw:start-shape="id86" draw:start-glue-point="2" draw:end-shape="id88" draw:end-glue-point="1" svg:d="M15245 13900v5125h-1838" svg:viewBox="0 0 1839 5126">
          <text:p/>
        </draw:connector>
        <draw:connector draw:style-name="gr6" draw:text-style-name="P5" draw:layer="layout" draw:type="line" svg:x1="7.89cm" svg:y1="19.95cm" svg:x2="7.892cm" svg:y2="20.857cm" draw:start-shape="id88" draw:start-glue-point="5" draw:end-shape="id89" draw:end-glue-point="4" svg:d="M7890 19950l2 907" svg:viewBox="0 0 3 908">
          <text:p/>
        </draw:connector>
        <draw:connector draw:style-name="gr6" draw:text-style-name="P5" draw:layer="layout" draw:type="line" svg:x1="12.704cm" svg:y1="19.935cm" svg:x2="12.684cm" svg:y2="20.819cm" draw:start-shape="id88" draw:start-glue-point="4" draw:end-shape="id90" draw:end-glue-point="4" svg:d="M12704 19935l-20 884" svg:viewBox="0 0 21 885">
          <text:p/>
        </draw:connector>
        <draw:connector draw:style-name="gr6" draw:text-style-name="P5" draw:layer="layout" draw:type="line" svg:x1="5.394cm" svg:y1="21.848cm" svg:x2="5.394cm" svg:y2="22.848cm" draw:start-shape="id89" draw:start-glue-point="2" draw:end-shape="id91" draw:end-glue-point="0" svg:d="M5394 21848v1000" svg:viewBox="0 0 1 1001">
          <text:p/>
        </draw:connector>
        <draw:connector draw:style-name="gr6" draw:text-style-name="P5" draw:layer="layout" draw:type="line" svg:x1="5.394cm" svg:y1="23.848cm" svg:x2="5.398cm" svg:y2="24.848cm" draw:start-shape="id91" draw:start-glue-point="2" draw:end-shape="id92" draw:end-glue-point="0" svg:d="M5394 23848l4 1000" svg:viewBox="0 0 5 1001">
          <text:p/>
        </draw:connector>
        <draw:connector draw:style-name="gr6" draw:text-style-name="P5" draw:layer="layout" draw:type="line" svg:x1="15.092cm" svg:y1="21.814cm" svg:x2="15.092cm" svg:y2="22.797cm" draw:start-shape="id90" draw:start-glue-point="2" draw:end-shape="id93" draw:end-glue-point="0" svg:d="M15092 21814v983" svg:viewBox="0 0 1 984">
          <text:p/>
        </draw:connector>
        <draw:connector draw:style-name="gr6" draw:text-style-name="P5" draw:layer="layout" draw:type="line" svg:x1="15.092cm" svg:y1="23.797cm" svg:x2="15.088cm" svg:y2="24.814cm" draw:start-shape="id93" draw:start-glue-point="2" draw:end-shape="id94" draw:end-glue-point="0" svg:d="M15092 23797l-4 1017" svg:viewBox="0 0 5 1018">
          <text:p/>
        </draw:connector>
        <draw:custom-shape draw:style-name="gr23" draw:text-style-name="P9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75cm" svg:y="3.244cm">
          <draw:text-box>
            <text:p><text:span text:style-name="T2">Input</text:span></text:p>
          </draw:text-box>
        </draw:frame>
        <draw:custom-shape draw:style-name="gr25" draw:text-style-name="P10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92cm" svg:y="4.715cm">
          <draw:text-box>
            <text:p><text:span text:style-name="T2">Output</text:span></text:p>
          </draw:text-box>
        </draw:frame>
        <draw:custom-shape draw:style-name="gr26" draw:text-style-name="P11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266cm" svg:height="0.763cm" svg:x="17.288cm" svg:y="3.972cm">
          <draw:text-box>
            <text:p><text:span text:style-name="T2">Pro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2-27T13:30:40.034844602</dc:date>
    <meta:editing-duration>PT4H1M40S</meta:editing-duration>
    <meta:editing-cycles>25</meta:editing-cycles>
    <meta:generator>LibreOffice/6.0.7.3$Linux_X86_64 LibreOffice_project/00m0$Build-3</meta:generator>
    <meta:document-statistic meta:object-count="258"/>
  </office:meta>
</office:document-meta>
</file>